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3">
      <style:paragraph-properties>
        <style:tab-stops>
          <style:tab-stop style:position="16cm" style:type="right" style:leader-style="dotted" style:leader-text="."/>
        </style:tab-stops>
      </style:paragraph-properties>
    </style:style>
    <style:style style:name="P2" style:family="paragraph" style:parent-style-name="Contents_20_4">
      <style:paragraph-properties>
        <style:tab-stops>
          <style:tab-stop style:position="15.501cm" style:type="right" style:leader-style="dotted" style:leader-text="."/>
        </style:tab-stops>
      </style:paragraph-properties>
    </style:style>
    <style:style style:name="P3" style:family="paragraph" style:parent-style-name="Preformatted_20_Text">
      <style:paragraph-properties fo:margin-top="0cm" fo:margin-bottom="0.499cm" style:contextual-spacing="false"/>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0">
      <style:paragraph-properties fo:margin-top="0cm" fo:margin-bottom="0cm" style:contextual-spacing="false"/>
    </style:style>
    <style:style style:name="P22" style:family="paragraph" style:parent-style-name="Text_20_body" style:list-style-name="L11"/>
    <style:style style:name="P23" style:family="paragraph" style:parent-style-name="Text_20_body" style:list-style-name="L11">
      <style:paragraph-properties fo:margin-top="0cm" fo:margin-bottom="0cm" style:contextual-spacing="false"/>
    </style:style>
    <style:style style:name="T1" style:family="text">
      <style:text-properties officeooo:rsid="001c3b7a"/>
    </style:style>
    <style:style style:name="T2" style:family="text">
      <style:text-properties officeooo:rsid="001d033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docs-internal-guid-81c36e3b-7fff-625e-97dd-3bf7b1ba12f1"/>Brief de Projet: Base de Données de Formations Simpl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4507_1986897123" text:style-name="Index_20_Link" text:visited-style-name="Index_20_Link">Description du Projet<text:tab/>1</text:a></text:p>
          <text:p text:style-name="P1"><text:a xlink:type="simple" xlink:href="#__RefHeading___Toc4509_1986897123" text:style-name="Index_20_Link" text:visited-style-name="Index_20_Link">1. Sources de données<text:tab/>1</text:a></text:p>
          <text:p text:style-name="P1"><text:a xlink:type="simple" xlink:href="#__RefHeading___Toc4511_1986897123" text:style-name="Index_20_Link" text:visited-style-name="Index_20_Link">2. Types de données<text:tab/>1</text:a></text:p>
          <text:p text:style-name="P1"><text:a xlink:type="simple" xlink:href="#__RefHeading___Toc4513_1986897123" text:style-name="Index_20_Link" text:visited-style-name="Index_20_Link">3. Entités et attributs<text:tab/>2</text:a></text:p>
          <text:p text:style-name="P2"><text:a xlink:type="simple" xlink:href="#__RefHeading___Toc4515_1986897123" text:style-name="Index_20_Link" text:visited-style-name="Index_20_Link">Clients<text:tab/>2</text:a></text:p>
          <text:p text:style-name="P2"><text:a xlink:type="simple" xlink:href="#__RefHeading___Toc4517_1986897123" text:style-name="Index_20_Link" text:visited-style-name="Index_20_Link">Produits<text:tab/>2</text:a></text:p>
          <text:p text:style-name="P2"><text:a xlink:type="simple" xlink:href="#__RefHeading___Toc4519_1986897123" text:style-name="Index_20_Link" text:visited-style-name="Index_20_Link">Commandes<text:tab/>2</text:a></text:p>
          <text:p text:style-name="P2"><text:a xlink:type="simple" xlink:href="#__RefHeading___Toc4521_1986897123" text:style-name="Index_20_Link" text:visited-style-name="Index_20_Link">Commande_Produits<text:tab/>2</text:a></text:p>
          <text:p text:style-name="P2"><text:a xlink:type="simple" xlink:href="#__RefHeading___Toc4523_1986897123" text:style-name="Index_20_Link" text:visited-style-name="Index_20_Link">Paiements<text:tab/>2</text:a></text:p>
          <text:p text:style-name="P1"><text:a xlink:type="simple" xlink:href="#__RefHeading___Toc4525_1986897123" text:style-name="Index_20_Link" text:visited-style-name="Index_20_Link">4. Relations<text:tab/>2</text:a></text:p>
          <text:p text:style-name="P1"><text:a xlink:type="simple" xlink:href="#__RefHeading___Toc4527_1986897123" text:style-name="Index_20_Link" text:visited-style-name="Index_20_Link">5. Modélisation avec un Diagramme Entité-Relation (ERD)<text:tab/>3</text:a></text:p>
          <text:p text:style-name="P1"><text:a xlink:type="simple" xlink:href="#__RefHeading___Toc4529_1986897123" text:style-name="Index_20_Link" text:visited-style-name="Index_20_Link">6. Flux de données<text:tab/>3</text:a></text:p>
          <text:p text:style-name="P1"><text:a xlink:type="simple" xlink:href="#__RefHeading___Toc4531_1986897123" text:style-name="Index_20_Link" text:visited-style-name="Index_20_Link">7. Transformation des données<text:tab/>4</text:a></text:p>
          <text:p text:style-name="P1"><text:a xlink:type="simple" xlink:href="#__RefHeading___Toc4533_1986897123" text:style-name="Index_20_Link" text:visited-style-name="Index_20_Link">8. Politiques de gestion des données<text:tab/>4</text:a></text:p>
          <text:p text:style-name="P1"><text:a xlink:type="simple" xlink:href="#__RefHeading___Toc4535_1986897123" text:style-name="Index_20_Link" text:visited-style-name="Index_20_Link">Conclusion<text:tab/>4</text:a></text:p>
        </text:index-body>
      </text:table-of-content>
      <text:p text:style-name="Text_20_body"/>
      <text:h text:style-name="Heading_20_1" text:outline-level="1"><text:bookmark-start text:name="__RefHeading___Toc4507_1986897123"/>Description du Projet<text:bookmark-end text:name="__RefHeading___Toc4507_1986897123"/></text:h>
      <text:p text:style-name="Text_20_body"><text:bookmark text:name="docs-internal-guid-2325c571-7fff-c418-68ee-fe19cf15e359"/>Simplon souhaite créer une base de données pour comparer son offre de formation<text:span text:style-name="T1">s</text:span> avec celles des autres centres de formation. Cela permettra aux salariés de comprendre quelles formations subissent une forte concurrence et offrira aux potentiels apprenants des alternatives si les formations de Simplon sont complètes.</text:p>
      <text:p text:style-name="Text_20_body"/>
      <text:h text:style-name="Heading_20_2" text:outline-level="2"><text:bookmark-start text:name="__RefHeading___Toc4509_1986897123"/>1. Sources de données<text:bookmark-end text:name="__RefHeading___Toc4509_1986897123"/></text:h>
      <text:list xml:id="list2372410786" text:style-name="L1">
        <text:list-item>
          <text:p text:style-name="P4"><text:span text:style-name="Strong_20_Emphasis">Base de données relationnelle (</text:span><text:span text:style-name="Strong_20_Emphasis"><text:span text:style-name="T1">PostgreSQL</text:span></text:span><text:span text:style-name="Strong_20_Emphasis">)</text:span> : Contient les informations sur les <text:span text:style-name="T1">formations dispensées par Simplon (issue du scraping des sites web) et les formations présentes sur le site de France Compétences (issue d’un csv).</text:span></text:p>
        </text:list-item>
        <text:list-item>
          <text:p text:style-name="P4"><text:span text:style-name="Strong_20_Emphasis">API </text:span>: Utilisée pour <text:span text:style-name="T1">requêter les formations existantes</text:span>.</text:p>
        </text:list-item>
        <text:list-item>
          <text:p text:style-name="P4"><text:span text:style-name="Strong_20_Emphasis">Fichiers CSV</text:span> : Importé <text:span text:style-name="T1">du site de France Compétences, filtré et trié pour ne fournir que les formations en rapport avec celles dispensées par Simplon</text:span>.</text:p>
        </text:list-item>
      </text:list>
      <text:h text:style-name="Heading_20_2" text:outline-level="2"><text:bookmark-start text:name="__RefHeading___Toc4511_1986897123"/>2. Types de données<text:bookmark-end text:name="__RefHeading___Toc4511_1986897123"/></text:h>
      <text:list xml:id="list3460892486" text:style-name="L2">
        <text:list-item>
          <text:p text:style-name="P5"><text:span text:style-name="Strong_20_Emphasis">Structurelles</text:span> : Tables <text:span text:style-name="Source_20_Text"><text:span text:style-name="T1">Formations</text:span></text:span>, <text:span text:style-name="Source_20_Text"><text:span text:style-name="T1">Nsf, RS,</text:span></text:span><text:span text:style-name="Source_20_Text"><text:span text:style-name="T2">RNCP, Formacodes, </text:span></text:span><text:span text:style-name="Source_20_Text"><text:span text:style-name="T1">Certifications</text:span></text:span>.</text:p>
        </text:list-item>
      </text:list>
      <text:h text:style-name="Heading_20_3" text:outline-level="3"><text:bookmark-start text:name="__RefHeading___Toc4513_1986897123"/><text:soft-page-break/>3. Entités et attributs<text:bookmark-end text:name="__RefHeading___Toc4513_1986897123"/></text:h>
      <text:h text:style-name="Heading_20_4" text:outline-level="4"><text:bookmark-start text:name="__RefHeading___Toc4515_1986897123"/>Clients<text:bookmark-end text:name="__RefHeading___Toc4515_1986897123"/></text:h>
      <text:list xml:id="list492667372" text:style-name="L3">
        <text:list-item>
          <text:p text:style-name="P7"><text:span text:style-name="Source_20_Text">ID</text:span> (int, primary key)</text:p>
        </text:list-item>
        <text:list-item>
          <text:p text:style-name="P7"><text:span text:style-name="Source_20_Text">Nom</text:span> (varchar)</text:p>
        </text:list-item>
        <text:list-item>
          <text:p text:style-name="P7"><text:span text:style-name="Source_20_Text">Email</text:span> (varchar)</text:p>
        </text:list-item>
        <text:list-item>
          <text:p text:style-name="P7"><text:span text:style-name="Source_20_Text">Adresse</text:span> (text)</text:p>
        </text:list-item>
        <text:list-item>
          <text:p text:style-name="P6"><text:span text:style-name="Source_20_Text">Téléphone</text:span> (varchar)</text:p>
        </text:list-item>
      </text:list>
      <text:h text:style-name="Heading_20_4" text:outline-level="4"><text:bookmark-start text:name="__RefHeading___Toc4517_1986897123"/>Produits<text:bookmark-end text:name="__RefHeading___Toc4517_1986897123"/></text:h>
      <text:list xml:id="list4214828791" text:style-name="L4">
        <text:list-item>
          <text:p text:style-name="P9"><text:span text:style-name="Source_20_Text">ID</text:span> (int, primary key)</text:p>
        </text:list-item>
        <text:list-item>
          <text:p text:style-name="P9"><text:span text:style-name="Source_20_Text">Nom</text:span> (varchar)</text:p>
        </text:list-item>
        <text:list-item>
          <text:p text:style-name="P9"><text:span text:style-name="Source_20_Text">Description</text:span> (text)</text:p>
        </text:list-item>
        <text:list-item>
          <text:p text:style-name="P9"><text:span text:style-name="Source_20_Text">Prix</text:span> (decimal)</text:p>
        </text:list-item>
        <text:list-item>
          <text:p text:style-name="P8"><text:span text:style-name="Source_20_Text">Stock</text:span> (int)</text:p>
        </text:list-item>
      </text:list>
      <text:h text:style-name="Heading_20_4" text:outline-level="4"><text:bookmark-start text:name="__RefHeading___Toc4519_1986897123"/>Commandes<text:bookmark-end text:name="__RefHeading___Toc4519_1986897123"/></text:h>
      <text:list xml:id="list4005186027" text:style-name="L5">
        <text:list-item>
          <text:p text:style-name="P11"><text:span text:style-name="Source_20_Text">ID</text:span> (int, primary key)</text:p>
        </text:list-item>
        <text:list-item>
          <text:p text:style-name="P11"><text:span text:style-name="Source_20_Text">ClientID</text:span> (int, foreign key)</text:p>
        </text:list-item>
        <text:list-item>
          <text:p text:style-name="P11"><text:span text:style-name="Source_20_Text">Date</text:span> (datetime)</text:p>
        </text:list-item>
        <text:list-item>
          <text:p text:style-name="P11"><text:span text:style-name="Source_20_Text">MontantTotal</text:span> (decimal)</text:p>
        </text:list-item>
        <text:list-item>
          <text:p text:style-name="P10"><text:span text:style-name="Source_20_Text">Statut</text:span> (varchar)</text:p>
        </text:list-item>
      </text:list>
      <text:h text:style-name="Heading_20_4" text:outline-level="4"><text:bookmark-start text:name="__RefHeading___Toc4521_1986897123"/>Commande_Produits<text:bookmark-end text:name="__RefHeading___Toc4521_1986897123"/></text:h>
      <text:list xml:id="list963392477" text:style-name="L6">
        <text:list-item>
          <text:p text:style-name="P13"><text:span text:style-name="Source_20_Text">CommandeID</text:span> (int, primary key, foreign key)</text:p>
        </text:list-item>
        <text:list-item>
          <text:p text:style-name="P13"><text:span text:style-name="Source_20_Text">ProduitID</text:span> (int, primary key, foreign key)</text:p>
        </text:list-item>
        <text:list-item>
          <text:p text:style-name="P12"><text:span text:style-name="Source_20_Text">Quantité</text:span> (int)</text:p>
        </text:list-item>
      </text:list>
      <text:h text:style-name="Heading_20_4" text:outline-level="4"><text:bookmark-start text:name="__RefHeading___Toc4523_1986897123"/>Paiements<text:bookmark-end text:name="__RefHeading___Toc4523_1986897123"/></text:h>
      <text:list xml:id="list1152051145" text:style-name="L7">
        <text:list-item>
          <text:p text:style-name="P15"><text:span text:style-name="Source_20_Text">ID</text:span> (int, primary key)</text:p>
        </text:list-item>
        <text:list-item>
          <text:p text:style-name="P15"><text:span text:style-name="Source_20_Text">CommandeID</text:span> (int, foreign key)</text:p>
        </text:list-item>
        <text:list-item>
          <text:p text:style-name="P15"><text:span text:style-name="Source_20_Text">Montant</text:span> (decimal)</text:p>
        </text:list-item>
        <text:list-item>
          <text:p text:style-name="P15"><text:span text:style-name="Source_20_Text">Date</text:span> (datetime)</text:p>
        </text:list-item>
        <text:list-item>
          <text:p text:style-name="P15"><text:span text:style-name="Source_20_Text">Statut</text:span> (varchar)</text:p>
        </text:list-item>
        <text:list-item>
          <text:p text:style-name="P14"><text:span text:style-name="Source_20_Text">TransactionID</text:span> (varchar)</text:p>
        </text:list-item>
      </text:list>
      <text:h text:style-name="Heading_20_3" text:outline-level="3"><text:bookmark-start text:name="__RefHeading___Toc4525_1986897123"/>4. Relations<text:bookmark-end text:name="__RefHeading___Toc4525_1986897123"/></text:h>
      <text:list xml:id="list762753048" text:style-name="L8">
        <text:list-item>
          <text:p text:style-name="P17"><text:span text:style-name="Strong_20_Emphasis">Clients -&gt; Commandes</text:span> : Relation un-à-plusieurs (<text:span text:style-name="Source_20_Text">Un client peut passer plusieurs commandes</text:span>)</text:p>
        </text:list-item>
        <text:list-item>
          <text:p text:style-name="P17"><text:span text:style-name="Strong_20_Emphasis">Commandes -&gt; Commande_Produits -&gt; Produits</text:span> : Relation plusieurs-à-plusieurs (<text:span text:style-name="Source_20_Text">Une commande peut contenir plusieurs produits</text:span>)</text:p>
        </text:list-item>
        <text:list-item>
          <text:p text:style-name="P16"><text:span text:style-name="Strong_20_Emphasis">Commandes -&gt; Paiements</text:span> : Relation un-à-un (<text:span text:style-name="Source_20_Text">Une commande a un paiement associé</text:span>)</text:p>
        </text:list-item>
      </text:list>
      <text:h text:style-name="Heading_20_3" text:outline-level="3"><text:bookmark-start text:name="__RefHeading___Toc4527_1986897123"/><text:soft-page-break/>5. Modélisation avec un Diagramme Entité-Relation (ERD)<text:bookmark-end text:name="__RefHeading___Toc4527_1986897123"/></text:h>
      <text:p text:style-name="Text_20_body">Voici une représentation simplifiée du diagramme ERD :</text:p>
      <text:p text:style-name="P3">markdown</text:p>
      <text:p text:style-name="Standard">Clients</text:p>
      <text:p text:style-name="Standard">---------</text:p>
      <text:p text:style-name="Standard">ID (PK)</text:p>
      <text:p text:style-name="Standard">Nom</text:p>
      <text:p text:style-name="Standard">Email</text:p>
      <text:p text:style-name="Standard">Adresse</text:p>
      <text:p text:style-name="Standard">Téléphone</text:p>
      <text:p text:style-name="Standard"/>
      <text:p text:style-name="Standard">Commandes</text:p>
      <text:p text:style-name="Standard">---------</text:p>
      <text:p text:style-name="Standard">ID (PK)</text:p>
      <text:p text:style-name="Standard">ClientID (FK)</text:p>
      <text:p text:style-name="Standard">Date</text:p>
      <text:p text:style-name="Standard">MontantTotal</text:p>
      <text:p text:style-name="Standard">Statut</text:p>
      <text:p text:style-name="Standard"/>
      <text:p text:style-name="Standard">Produits</text:p>
      <text:p text:style-name="Standard">---------</text:p>
      <text:p text:style-name="Standard">ID (PK)</text:p>
      <text:p text:style-name="Standard">Nom</text:p>
      <text:p text:style-name="Standard">Description</text:p>
      <text:p text:style-name="Standard">Prix</text:p>
      <text:p text:style-name="Standard">Stock</text:p>
      <text:p text:style-name="Standard"/>
      <text:p text:style-name="Standard">Commande_Produits</text:p>
      <text:p text:style-name="Standard">-----------------</text:p>
      <text:p text:style-name="Standard">CommandeID (PK, FK)</text:p>
      <text:p text:style-name="Standard">ProduitID (PK, FK)</text:p>
      <text:p text:style-name="Standard">Quantité</text:p>
      <text:p text:style-name="Standard"/>
      <text:p text:style-name="Standard">Paiements</text:p>
      <text:p text:style-name="Standard">---------</text:p>
      <text:p text:style-name="Standard">ID (PK)</text:p>
      <text:p text:style-name="Standard">CommandeID (FK)</text:p>
      <text:p text:style-name="Standard">Montant</text:p>
      <text:p text:style-name="Standard">Date</text:p>
      <text:p text:style-name="Standard">Statut</text:p>
      <text:p text:style-name="Standard">TransactionID</text:p>
      <text:p text:style-name="Standard"/>
      <text:h text:style-name="Heading_20_3" text:outline-level="3"><text:bookmark-start text:name="__RefHeading___Toc4529_1986897123"/>6. Flux de données<text:bookmark-end text:name="__RefHeading___Toc4529_1986897123"/></text:h>
      <text:list xml:id="list298838158" text:style-name="L9">
        <text:list-item>
          <text:p text:style-name="P18"><text:span text:style-name="Strong_20_Emphasis">Création de commande</text:span> :</text:p>
          <text:list>
            <text:list-item>
              <text:p text:style-name="P19">Les clients passent des commandes via le site web.</text:p>
            </text:list-item>
            <text:list-item>
              <text:p text:style-name="P19">Les détails de la commande sont enregistrés dans la table <text:span text:style-name="Source_20_Text">Commandes</text:span>.</text:p>
            </text:list-item>
            <text:list-item>
              <text:p text:style-name="P19">Les produits commandés sont enregistrés dans la table <text:span text:style-name="Source_20_Text">Commande_Produits</text:span>.</text:p>
            </text:list-item>
          </text:list>
        </text:list-item>
        <text:list-item>
          <text:p text:style-name="P18"><text:span text:style-name="Strong_20_Emphasis">Traitement de paiement</text:span> :</text:p>
          <text:list>
            <text:list-item>
              <text:p text:style-name="P19"><text:soft-page-break/>Lorsqu'une commande est passée, les informations de paiement sont envoyées à l'API de paiement Stripe.</text:p>
            </text:list-item>
            <text:list-item>
              <text:p text:style-name="P19">Une fois le paiement traité, les détails sont enregistrés dans la table <text:span text:style-name="Source_20_Text">Paiements</text:span>.</text:p>
            </text:list-item>
          </text:list>
        </text:list-item>
        <text:list-item>
          <text:p text:style-name="P18"><text:span text:style-name="Strong_20_Emphasis">Mise à jour des stocks</text:span> :</text:p>
          <text:list>
            <text:list-item>
              <text:p text:style-name="P19">Lorsqu'une commande est passée, les stocks sont mis à jour en soustrayant les quantités commandées.</text:p>
            </text:list-item>
            <text:list-item>
              <text:p text:style-name="P19">Des fichiers CSV sont importés périodiquement pour réapprovisionner les stocks.</text:p>
            </text:list-item>
          </text:list>
        </text:list-item>
        <text:list-item>
          <text:p text:style-name="P18"><text:span text:style-name="Strong_20_Emphasis">Logs de serveur</text:span> :</text:p>
          <text:list>
            <text:list-item>
              <text:p text:style-name="P19">Les activités des utilisateurs sur le site web sont enregistrées dans des logs JSON pour analyse.</text:p>
            </text:list-item>
          </text:list>
        </text:list-item>
        <text:list-item>
          <text:p text:style-name="P18"><text:span text:style-name="Strong_20_Emphasis">Gestion des avis clients</text:span> :</text:p>
          <text:list>
            <text:list-item>
              <text:p text:style-name="P19">Les clients peuvent laisser des avis et des notes sur les produits.</text:p>
            </text:list-item>
            <text:list-item>
              <text:p text:style-name="P18">Ces avis sont stockés de manière non structurée et analysés pour améliorer les produits et services.</text:p>
            </text:list-item>
          </text:list>
        </text:list-item>
      </text:list>
      <text:h text:style-name="Heading_20_3" text:outline-level="3"><text:bookmark-start text:name="__RefHeading___Toc4531_1986897123"/>7. Transformation des données<text:bookmark-end text:name="__RefHeading___Toc4531_1986897123"/></text:h>
      <text:list xml:id="list1658765477" text:style-name="L10">
        <text:list-item>
          <text:p text:style-name="P20"><text:span text:style-name="Strong_20_Emphasis">Nettoyage des logs</text:span> :</text:p>
          <text:list>
            <text:list-item>
              <text:p text:style-name="P21">Les logs JSON sont nettoyés pour retirer les informations inutiles.</text:p>
            </text:list-item>
            <text:list-item>
              <text:p text:style-name="P21">Les logs nettoyés sont stockés dans une base de données pour analyse.</text:p>
            </text:list-item>
          </text:list>
        </text:list-item>
        <text:list-item>
          <text:p text:style-name="P20"><text:span text:style-name="Strong_20_Emphasis">Agrégation des avis</text:span> :</text:p>
          <text:list>
            <text:list-item>
              <text:p text:style-name="P21">Les avis des clients sont agrégés pour calculer des scores de satisfaction.</text:p>
            </text:list-item>
            <text:list-item>
              <text:p text:style-name="P20">Les résultats agrégés sont utilisés pour afficher des notes moyennes sur les pages des produits.</text:p>
            </text:list-item>
          </text:list>
        </text:list-item>
      </text:list>
      <text:h text:style-name="Heading_20_3" text:outline-level="3"><text:bookmark-start text:name="__RefHeading___Toc4533_1986897123"/>8. Politiques de gestion des données<text:bookmark-end text:name="__RefHeading___Toc4533_1986897123"/></text:h>
      <text:list xml:id="list1723134849" text:style-name="L11">
        <text:list-item>
          <text:p text:style-name="P22"><text:span text:style-name="Strong_20_Emphasis">Sécurité</text:span> :</text:p>
          <text:list>
            <text:list-item>
              <text:p text:style-name="P23">Les données sensibles (comme les informations de paiement) sont chiffrées.</text:p>
            </text:list-item>
            <text:list-item>
              <text:p text:style-name="P23">L'accès aux données clients est restreint aux utilisateurs autorisés uniquement.</text:p>
            </text:list-item>
          </text:list>
        </text:list-item>
        <text:list-item>
          <text:p text:style-name="P22"><text:span text:style-name="Strong_20_Emphasis">Sauvegardes</text:span> :</text:p>
          <text:list>
            <text:list-item>
              <text:p text:style-name="P23">Les bases de données sont sauvegardées quotidiennement.</text:p>
            </text:list-item>
            <text:list-item>
              <text:p text:style-name="P23">Les sauvegardes sont stockées sur des serveurs sécurisés.</text:p>
            </text:list-item>
          </text:list>
        </text:list-item>
        <text:list-item>
          <text:p text:style-name="P22"><text:span text:style-name="Strong_20_Emphasis">Rétention des données</text:span> :</text:p>
          <text:list>
            <text:list-item>
              <text:p text:style-name="P23">Les logs de serveur sont conservés pendant un an avant d'être archivés.</text:p>
            </text:list-item>
            <text:list-item>
              <text:p text:style-name="P22">Les commandes et les paiements sont conservés pour une durée de cinq ans pour des raisons légales et fiscales.</text:p>
            </text:list-item>
          </text:list>
        </text:list-item>
      </text:list>
      <text:h text:style-name="Heading_20_3" text:outline-level="3"><text:bookmark-start text:name="__RefHeading___Toc4535_1986897123"/>Conclusion<text:bookmark-end text:name="__RefHeading___Toc4535_1986897123"/></text:h>
      <text:p text:style-name="Text_20_body">Cette topographie des données offre une vue d'ensemble complète du système de gestion de commandes en ligne. En documentant les sources de données, les types de données, les entités et attributs, les relations, les flux de données, les transformations et les politiques de gestion, vous pouvez vous assurer que toutes les parties prenantes du projet comprennent comment les données <text:soft-page-break/>sont organisées, stockées et utilisées. Cela facilite également la maintenance, l'évolution et la sécurisation du systèm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9T12:26:36.642023167</meta:creation-date>
    <dc:date>2024-07-09T12:39:59.481150760</dc:date>
    <meta:editing-duration>PT2M2S</meta:editing-duration>
    <meta:editing-cycles>1</meta:editing-cycles>
    <meta:document-statistic meta:table-count="0" meta:image-count="0" meta:object-count="0" meta:page-count="5" meta:paragraph-count="131" meta:word-count="811" meta:character-count="4988" meta:non-whitespace-character-count="4369"/>
    <meta:generator>LibreOffice/7.3.7.2$Linux_X86_64 LibreOffice_project/30$Build-2</meta:generator>
  </office:meta>
</office:document-meta>
</file>